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4" style:family="paragraph" style:parent-style-name="Table_20_Contents">
      <style:text-properties officeooo:rsid="00030202" officeooo:paragraph-rsid="00030202"/>
    </style:style>
    <style:style style:name="P5" style:family="paragraph" style:parent-style-name="Table_20_Contents">
      <style:text-properties officeooo:rsid="000c653a" officeooo:paragraph-rsid="0011b749"/>
    </style:style>
    <style:style style:name="P6" style:family="paragraph" style:parent-style-name="Table_20_Contents">
      <style:text-properties fo:font-size="11pt" style:font-size-asian="9.60000038146973pt" style:font-size-complex="11pt"/>
    </style:style>
    <style:style style:name="P7" style:family="paragraph" style:parent-style-name="Standard">
      <style:text-properties fo:font-size="12pt" fo:font-weight="bold" officeooo:rsid="00065651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1pt" fo:font-weight="normal" officeooo:rsid="00065651" officeooo:paragraph-rsid="000e61cf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3pt" fo:font-weight="bold" officeooo:rsid="000e61cf" officeooo:paragraph-rsid="000e61cf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38762" officeooo:paragraph-rsid="000e61cf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12" style:family="paragraph" style:parent-style-name="Table_20_Contents">
      <style:text-properties officeooo:rsid="0011b749" officeooo:paragraph-rsid="0011b749"/>
    </style:style>
    <style:style style:name="P13" style:family="paragraph" style:parent-style-name="Table_20_Contents">
      <style:text-properties officeooo:rsid="00138762" officeooo:paragraph-rsid="00138762"/>
    </style:style>
    <style:style style:name="P14" style:family="paragraph" style:parent-style-name="Table_20_Contents">
      <style:text-properties fo:font-size="11pt" officeooo:rsid="00138762" officeooo:paragraph-rsid="00138762" style:font-size-asian="9.60000038146973pt" style:font-size-complex="11pt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11b749" style:font-weight-asian="normal" style:font-weight-complex="normal"/>
    </style:style>
    <style:style style:name="T4" style:family="text">
      <style:text-properties officeooo:rsid="000c653a"/>
    </style:style>
    <style:style style:name="T5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6" style:family="text">
      <style:text-properties fo:font-size="13pt" fo:font-weight="bold" officeooo:rsid="00138762" style:font-size-asian="11.3500003814697pt" style:font-weight-asian="bold" style:font-size-complex="13pt" style:font-weight-complex="bold"/>
    </style:style>
    <style:style style:name="T7" style:family="text">
      <style:text-properties officeooo:rsid="001493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: <text:span text:style-name="T7">Game Over</text:span></text:p>
      <text:p text:style-name="P1"><text:span text:style-name="T1">Summary: </text:span><text:span text:style-name="T2">This is </text:span><text:span text:style-name="T3">how the Game “Game Overs” when the player has run out of lives</text:span></text:p>
      <text:p text:style-name="P1"><text:span text:style-name="T1">Priority: </text:span><text:span text:style-name="T3">Medium</text:span></text:p>
      <text:p text:style-name="P1"><text:span text:style-name="T1">Extends: </text:span><text:span text:style-name="T2">-</text:span></text:p>
      <text:p text:style-name="P2">Includes: </text:p>
      <text:p text:style-name="P1"><text:span text:style-name="T1">Participators:</text:span><text:span text:style-name="T2"> The player.</text:span></text:p>
      <text:p text:style-name="P11">Normal flow of ev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Actor</text:p>
          </table:table-cell>
          <table:table-cell table:style-name="Table1.C1" office:value-type="string">
            <text:p text:style-name="P4">System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2">The player is removed from the map. 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2">Some sort of game over animation is shown.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2">If the player made into the highscore table, then query for the players name. 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The player enters his/her name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2">The high score table is shown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2">Whether the player wants to player another game is queried, if so then a new game is started, otherwise the player is shown the main menu. </text:p>
          </table:table-cell>
        </table:table-row>
      </table:table>
      <text:p text:style-name="P7"/>
      <text:p text:style-name="P9">Alternative Flow</text:p>
      <text:p text:style-name="P8"><text:span text:style-name="T6">3.</text:span><text:span text:style-name="T5">1. </text:span><text:span text:style-name="T6">The player did not make it into the highscore table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4">Actor</text:p>
          </table:table-cell>
          <table:table-cell table:style-name="Table2.C1" office:value-type="string">
            <text:p text:style-name="P14">System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14">Then 3 and 4 will not occur at all, and we will go straight to 5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4-02T14:25:43</dc:date>
    <meta:editing-duration>PT14M26S</meta:editing-duration>
    <meta:editing-cycles>10</meta:editing-cycles>
    <meta:generator>LibreOffice/3.6$MacOSX_x86 LibreOffice_project/e29a214-2bbed72-0621de6-a97528c-8f066d</meta:generator>
    <meta:document-statistic meta:table-count="2" meta:image-count="0" meta:object-count="0" meta:page-count="1" meta:paragraph-count="26" meta:word-count="137" meta:character-count="700" meta:non-whitespace-character-count="585"/>
  </office:meta>
</office:document-meta>
</file>